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aa02" officeooo:paragraph-rsid="0014aa02"/>
    </style:style>
    <style:style style:name="P2" style:family="paragraph" style:parent-style-name="Standard">
      <style:text-properties officeooo:rsid="00157084" officeooo:paragraph-rsid="00157084"/>
    </style:style>
    <style:style style:name="P3" style:family="paragraph" style:parent-style-name="Standard">
      <style:text-properties officeooo:rsid="0016a028" officeooo:paragraph-rsid="0016a028"/>
    </style:style>
    <style:style style:name="T1" style:family="text">
      <style:text-properties officeooo:rsid="0014aa0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while.c and for.c</text:p>
      <text:p text:style-name="Standard"/>
      <text:p text:style-name="Standard"><text:tab/><text:span text:style-name="T1">The first part of the code is to let the debugger know the offset of the data in the code. The command pushq <text:s text:c="2"/>%rbp declares int i. The next relevant command to the actual code is movl <text:s/>$0, -4(%rbp), which sets int i to 0.</text:span></text:p>
      <text:p text:style-name="Standard"><text:tab/><text:span text:style-name="T1">Then the code jumps to section .L2, where it compares i to 9. if it is less than or equal to 9, it jumps to section .L3 to execute the code that is in the loop. If i is not less than or equal to 9, the function leaves the loop, and in this code, leaves the program, as there is nothing after the loops.</text:span></text:p>
      <text:p text:style-name="Standard"><text:tab/><text:span text:style-name="T1">In the loop, .L3, the code moves the information from int i to a register that is used for input and output (%eax) and then into a register that points to the source of the data (%esi). In this case %esi points back to %rbp. Then the address is stored relative to the instruction pointer (%esi). Then the code sets %eax to 0, because there are 0 vector arguments for printf. Then the function printf is called, and finally 1 is added to int i. The code goes into .L2 again to compare int i.</text:span></text:p>
      <text:p text:style-name="P2"/>
      <text:p text:style-name="P2"/>
      <text:p text:style-name="P2"/>
      <text:p text:style-name="P2">do.c</text:p>
      <text:p text:style-name="P2"><text:tab/>The code starts out the same as for.c and while.c. <text:span text:style-name="T1">The first part of the code is to let the debugger know the offset of the data in the code. The command pushq <text:s text:c="2"/>%rbp declares int i. The next relevant command to the actual code is movl <text:s/>$0, -4(%rbp), which sets int i to 0.</text:span></text:p>
      <text:p text:style-name="P2"><text:tab/>The code goes to .L2, and again uses the same method as for.c and while.c to print i. T<text:span text:style-name="T1">he code moves the information from int i to a register that is used for input and output (%eax) and then into a register that points to the source of the data (%esi). In this case %esi points back to %rbp. Then the address is stored relative to the instruction pointer (%esi). Then the code sets %eax to 0, because there are 0 vector arguments for printf. Then the function printf is called, and finally 1 is added to int i. Then the code, in the same section and after executing the code in the loop, rather than a different one before the loop, like for.c and while.c, compares the i to 9. Then the conditional jump will go back to the beginning of .L2 if i is less than or equal to 9, otherwise it will quit the loop, and then the program.</text:span></text:p>
      <text:p text:style-name="P2"/>
      <text:p text:style-name="P3">Comparison:</text:p>
      <text:p text:style-name="P3">All programs have practically the same code, just in a different order. The code of do.c compares the value after executing the code once in the same segment as the rest of the loop, as expected, and both while.c and for.c compare it before by jumping to another segment where the comparison code is stored.</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14:56:57.967952093</meta:creation-date>
    <dc:date>2019-09-25T15:45:13.426497701</dc:date>
    <meta:editing-duration>PT17M45S</meta:editing-duration>
    <meta:editing-cycles>1</meta:editing-cycles>
    <meta:document-statistic meta:table-count="0" meta:image-count="0" meta:object-count="0" meta:page-count="1" meta:paragraph-count="9" meta:word-count="482" meta:character-count="2460" meta:non-whitespace-character-count="1976"/>
    <meta:generator>LibreOffice/6.0.7.3$Linux_X86_64 LibreOffice_project/00m0$Build-3</meta:generator>
  </office:meta>
</office:document-meta>
</file>